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399cm" style:rel-column-width="1927*"/>
    </style:style>
    <style:style style:name="Tabela1.B" style:family="table-column">
      <style:table-column-properties style:column-width="3.401cm" style:rel-column-width="1928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11039" officeooo:paragraph-rsid="00111039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paragraph-rsid="0011d860"/>
    </style:style>
    <style:style style:name="P6" style:family="paragraph" style:parent-style-name="Text_20_body">
      <style:text-properties officeooo:paragraph-rsid="00123908"/>
    </style:style>
    <style:style style:name="P7" style:family="paragraph" style:parent-style-name="Text_20_body">
      <style:text-properties officeooo:paragraph-rsid="001288b0"/>
    </style:style>
    <style:style style:name="P8" style:family="paragraph" style:parent-style-name="Text_20_body">
      <style:text-properties officeooo:rsid="001288b0" officeooo:paragraph-rsid="001288b0"/>
    </style:style>
    <style:style style:name="P9" style:family="paragraph" style:parent-style-name="Text_20_body">
      <style:text-properties officeooo:rsid="0013552a" officeooo:paragraph-rsid="0013552a"/>
    </style:style>
    <style:style style:name="P10" style:family="paragraph" style:parent-style-name="Text_20_body">
      <style:text-properties officeooo:paragraph-rsid="0013552a"/>
    </style:style>
    <style:style style:name="P11" style:family="paragraph" style:parent-style-name="Text_20_body">
      <style:text-properties officeooo:rsid="0014f54d" officeooo:paragraph-rsid="0014f54d"/>
    </style:style>
    <style:style style:name="P12" style:family="paragraph" style:parent-style-name="Text_20_body">
      <style:text-properties officeooo:rsid="001ff8bf" officeooo:paragraph-rsid="001ff8bf"/>
    </style:style>
    <style:style style:name="P13" style:family="paragraph" style:parent-style-name="Text_20_body">
      <style:text-properties officeooo:rsid="002a636d" officeooo:paragraph-rsid="002a636d"/>
    </style:style>
    <style:style style:name="P14" style:family="paragraph" style:parent-style-name="Text_20_body">
      <style:text-properties officeooo:paragraph-rsid="002a636d"/>
    </style:style>
    <style:style style:name="P15" style:family="paragraph" style:parent-style-name="Text_20_body">
      <style:text-properties officeooo:rsid="00123908" officeooo:paragraph-rsid="00123908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8bf" officeooo:paragraph-rsid="001ff8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dfd" officeooo:paragraph-rsid="00207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dcb7" officeooo:paragraph-rsid="0021dc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92a9" officeooo:paragraph-rsid="00239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bd5" officeooo:paragraph-rsid="00239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bd5" officeooo:paragraph-rsid="0024ab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83c8" officeooo:paragraph-rsid="002683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ca19" officeooo:paragraph-rsid="0026ca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064e" officeooo:paragraph-rsid="002a06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7da6" officeooo:paragraph-rsid="002c7d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a5f7" officeooo:paragraph-rsid="002ca5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93e0" officeooo:paragraph-rsid="002d93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bf4b" officeooo:paragraph-rsid="002eb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8a9b" officeooo:paragraph-rsid="00308a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095" officeooo:paragraph-rsid="0030d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Heading_20_1">
      <style:text-properties officeooo:rsid="0014f54d" officeooo:paragraph-rsid="0014f54d"/>
    </style:style>
    <style:style style:name="P33" style:family="paragraph" style:parent-style-name="Heading_20_1">
      <style:paragraph-properties fo:break-before="page"/>
      <style:text-properties officeooo:rsid="00111039" officeooo:paragraph-rsid="00111039"/>
    </style:style>
    <style:style style:name="P34" style:family="paragraph" style:parent-style-name="Heading_20_1">
      <style:paragraph-properties fo:break-before="page"/>
      <style:text-properties officeooo:rsid="00123908" officeooo:paragraph-rsid="00123908"/>
    </style:style>
    <style:style style:name="P35" style:family="paragraph" style:parent-style-name="Heading_20_1">
      <style:paragraph-properties fo:break-before="page"/>
      <style:text-properties officeooo:rsid="001288b0" officeooo:paragraph-rsid="001288b0"/>
    </style:style>
    <style:style style:name="P36" style:family="paragraph" style:parent-style-name="Heading_20_1">
      <style:paragraph-properties fo:break-before="page"/>
      <style:text-properties officeooo:rsid="0013552a" officeooo:paragraph-rsid="0013552a"/>
    </style:style>
    <style:style style:name="P37" style:family="paragraph" style:parent-style-name="Heading_20_2">
      <style:text-properties officeooo:rsid="0011d860" officeooo:paragraph-rsid="0011d860"/>
    </style:style>
    <style:style style:name="P38" style:family="paragraph" style:parent-style-name="Heading_20_2">
      <style:text-properties officeooo:rsid="00123908" officeooo:paragraph-rsid="00123908"/>
    </style:style>
    <style:style style:name="P39" style:family="paragraph" style:parent-style-name="Heading_20_2">
      <style:text-properties officeooo:rsid="001288b0" officeooo:paragraph-rsid="001288b0"/>
    </style:style>
    <style:style style:name="P40" style:family="paragraph" style:parent-style-name="Heading_20_2">
      <style:text-properties officeooo:rsid="0013552a" officeooo:paragraph-rsid="0013552a"/>
    </style:style>
    <style:style style:name="P41" style:family="paragraph" style:parent-style-name="Heading_20_2">
      <style:text-properties officeooo:rsid="0012faf6" officeooo:paragraph-rsid="0013552a"/>
    </style:style>
    <style:style style:name="P42" style:family="paragraph" style:parent-style-name="Heading_20_2">
      <style:text-properties officeooo:rsid="0012faf6" officeooo:paragraph-rsid="0012faf6"/>
    </style:style>
    <style:style style:name="P43" style:family="paragraph" style:parent-style-name="Text_20_body" style:list-style-name="L2">
      <style:text-properties officeooo:paragraph-rsid="0011d860"/>
    </style:style>
    <style:style style:name="P44" style:family="paragraph" style:parent-style-name="Text_20_body" style:list-style-name="L3">
      <style:text-properties officeooo:paragraph-rsid="0011d860"/>
    </style:style>
    <style:style style:name="P45" style:family="paragraph" style:parent-style-name="Text_20_body" style:list-style-name="L4">
      <style:text-properties officeooo:rsid="001d6511" officeooo:paragraph-rsid="001d6511"/>
    </style:style>
    <style:style style:name="P46" style:family="paragraph" style:parent-style-name="Text_20_body" style:list-style-name="L4">
      <style:text-properties officeooo:rsid="002c7da6" officeooo:paragraph-rsid="002c7da6"/>
    </style:style>
    <style:style style:name="P47" style:family="paragraph" style:parent-style-name="Text_20_body" style:list-style-name="L4">
      <style:text-properties officeooo:rsid="001e34a4" officeooo:paragraph-rsid="001e34a4"/>
    </style:style>
    <style:style style:name="P48" style:family="paragraph" style:parent-style-name="Text_20_body" style:list-style-name="L5">
      <style:text-properties officeooo:paragraph-rsid="001288b0"/>
    </style:style>
    <style:style style:name="P49" style:family="paragraph" style:parent-style-name="Text_20_body" style:list-style-name="L6">
      <style:text-properties officeooo:rsid="0013552a" officeooo:paragraph-rsid="0013552a"/>
    </style:style>
    <style:style style:name="P50" style:family="paragraph" style:parent-style-name="Text_20_body" style:list-style-name="L7">
      <style:text-properties officeooo:rsid="0014f54d" officeooo:paragraph-rsid="0014f54d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86df" officeooo:paragraph-rsid="003386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ebb1" officeooo:paragraph-rsid="0034eb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5523" officeooo:paragraph-rsid="003855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6e71" officeooo:paragraph-rsid="00396e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e26d" officeooo:paragraph-rsid="0039e2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b68" officeooo:paragraph-rsid="003b7b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b7b1" officeooo:paragraph-rsid="0041b7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bb27" officeooo:paragraph-rsid="0041bb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2d2a" officeooo:paragraph-rsid="00422d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47e6" officeooo:paragraph-rsid="004247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 style:list-style-name="L1">
      <style:text-properties officeooo:rsid="00111039" officeooo:paragraph-rsid="00111039"/>
    </style:style>
    <style:style style:name="P63" style:family="paragraph" style:parent-style-name="Standard" style:list-style-name="L1">
      <style:text-properties officeooo:rsid="00167a61" officeooo:paragraph-rsid="00167a61"/>
    </style:style>
    <style:style style:name="T1" style:family="text">
      <style:text-properties officeooo:rsid="0011d860"/>
    </style:style>
    <style:style style:name="T2" style:family="text">
      <style:text-properties officeooo:rsid="00123908"/>
    </style:style>
    <style:style style:name="T3" style:family="text">
      <style:text-properties officeooo:rsid="001288b0"/>
    </style:style>
    <style:style style:name="T4" style:family="text">
      <style:text-properties officeooo:rsid="0012faf6"/>
    </style:style>
    <style:style style:name="T5" style:family="text">
      <style:text-properties officeooo:rsid="0013552a"/>
    </style:style>
    <style:style style:name="T6" style:family="text">
      <style:text-properties officeooo:rsid="00167a61"/>
    </style:style>
    <style:style style:name="T7" style:family="text">
      <style:text-properties officeooo:rsid="001a6d97"/>
    </style:style>
    <style:style style:name="T8" style:family="text">
      <style:text-properties officeooo:rsid="002843c0"/>
    </style:style>
    <style:style style:name="T9" style:family="text">
      <style:text-properties officeooo:rsid="002a636d"/>
    </style:style>
    <style:style style:name="T10" style:family="text">
      <style:text-properties officeooo:rsid="002c4435"/>
    </style:style>
    <style:style style:name="T11" style:family="text">
      <style:text-properties officeooo:rsid="002d6aa7"/>
    </style:style>
    <style:style style:name="T12" style:family="text">
      <style:text-properties officeooo:rsid="0030d095"/>
    </style:style>
    <style:style style:name="T13" style:family="text">
      <style:text-properties officeooo:rsid="00323920"/>
    </style:style>
    <style:style style:name="T14" style:family="text">
      <style:text-properties officeooo:rsid="003556dc"/>
    </style:style>
    <style:style style:name="T15" style:family="text">
      <style:text-properties officeooo:rsid="003b3303"/>
    </style:style>
    <style:style style:name="T16" style:family="text">
      <style:text-properties officeooo:rsid="003b5d70"/>
    </style:style>
    <style:style style:name="T17" style:family="text">
      <style:text-properties officeooo:rsid="003ca7a5"/>
    </style:style>
    <style:style style:name="T18" style:family="text">
      <style:text-properties officeooo:rsid="003e131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2cm" fo:text-indent="-0.635cm" fo:margin-left="1.6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7cm" fo:text-indent="-0.635cm" fo:margin-left="2.3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2cm" fo:text-indent="-0.635cm" fo:margin-left="2.9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7cm" fo:text-indent="-0.635cm" fo:margin-left="3.5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2cm" fo:text-indent="-0.635cm" fo:margin-left="4.2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7cm" fo:text-indent="-0.635cm" fo:margin-left="4.8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2cm" fo:text-indent="-0.635cm" fo:margin-left="5.5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7cm" fo:text-indent="-0.635cm" fo:margin-left="6.1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2cm" fo:text-indent="-0.635cm" fo:margin-left="6.7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7cm" fo:text-indent="-0.635cm" fo:margin-left="7.40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2cm" fo:text-indent="-0.635cm" fo:margin-left="1.6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7cm" fo:text-indent="-0.635cm" fo:margin-left="2.3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2cm" fo:text-indent="-0.635cm" fo:margin-left="2.9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7cm" fo:text-indent="-0.635cm" fo:margin-left="3.5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2cm" fo:text-indent="-0.635cm" fo:margin-left="4.2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7cm" fo:text-indent="-0.635cm" fo:margin-left="4.8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2cm" fo:text-indent="-0.635cm" fo:margin-left="5.5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7cm" fo:text-indent="-0.635cm" fo:margin-left="6.1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2cm" fo:text-indent="-0.635cm" fo:margin-left="6.7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7cm" fo:text-indent="-0.635cm" fo:margin-left="7.407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awozdanie laboratoryjne</text:p>
      <text:p text:style-name="P1">Nierelacyjne bazy danych</text:p>
      <text:p text:style-name="P1"/>
      <text:p text:style-name="P1">Nazwa projektu</text:p>
      <text:p text:style-name="P1"/>
      <text:p text:style-name="P1">Grupa:</text:p>
      <text:list xml:id="list518513468" text:style-name="L1">
        <text:list-item>
          <text:p text:style-name="P62"><text:span text:style-name="T6">Szymon</text:span>, <text:span text:style-name="T6">Szymajda</text:span>, <text:span text:style-name="T6">210339</text:span></text:p>
        </text:list-item>
        <text:list-item>
          <text:p text:style-name="P63">Zbigniew, Nowacki, 210284</text:p>
        </text:list-item>
        <text:list-item>
          <text:p text:style-name="P63">Oleksandr, Dubenko, 211651</text:p>
        </text:list-item>
        <text:list-item>
          <text:p text:style-name="P63">Yaroslav, Horetskyi, 211714</text:p>
        </text:list-item>
      </text:list>
      <text:p text:style-name="P1"/>
      <text:table-of-content text:style-name="Sect1" text:protected="true" text:name="Spis treści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2">Spis treści</text:p>
          </text:index-title>
          <text:p text:style-name="P4"><text:a xlink:type="simple" xlink:href="#__RefHeading___Toc108_3699051073" text:style-name="Index_20_Link" text:visited-style-name="Index_20_Link">1 Analiza problemu<text:tab/>3</text:a></text:p>
          <text:p text:style-name="P3"><text:a xlink:type="simple" xlink:href="#__RefHeading___Toc110_3699051073" text:style-name="Index_20_Link" text:visited-style-name="Index_20_Link">1.1 Opis problemu do rozwiązania<text:tab/>3</text:a></text:p>
          <text:p text:style-name="P3"><text:a xlink:type="simple" xlink:href="#__RefHeading___Toc112_3699051073" text:style-name="Index_20_Link" text:visited-style-name="Index_20_Link">1.2 Opis dużego zbioru danych testowych<text:tab/>3</text:a></text:p>
          <text:p text:style-name="P3"><text:a xlink:type="simple" xlink:href="#__RefHeading___Toc114_3699051073" text:style-name="Index_20_Link" text:visited-style-name="Index_20_Link">1.3 Analiza i wybór systemów baz danych<text:tab/>3</text:a></text:p>
          <text:p text:style-name="P4"><text:a xlink:type="simple" xlink:href="#__RefHeading___Toc116_3699051073" text:style-name="Index_20_Link" text:visited-style-name="Index_20_Link">2 Prototyp<text:tab/>5</text:a></text:p>
          <text:p text:style-name="P3"><text:a xlink:type="simple" xlink:href="#__RefHeading___Toc118_3699051073" text:style-name="Index_20_Link" text:visited-style-name="Index_20_Link">2.1 Prototyp systemu<text:tab/>5</text:a></text:p>
          <text:p text:style-name="P3"><text:a xlink:type="simple" xlink:href="#__RefHeading___Toc120_3699051073" text:style-name="Index_20_Link" text:visited-style-name="Index_20_Link">2.2 Implementacja RESTful API<text:tab/>5</text:a></text:p>
          <text:p text:style-name="P3"><text:a xlink:type="simple" xlink:href="#__RefHeading___Toc122_3699051073" text:style-name="Index_20_Link" text:visited-style-name="Index_20_Link">2.3 Środowisko testowe i testy<text:tab/>5</text:a></text:p>
          <text:p text:style-name="P4"><text:a xlink:type="simple" xlink:href="#__RefHeading___Toc124_3699051073" text:style-name="Index_20_Link" text:visited-style-name="Index_20_Link">3 Skalowanie rozwiązania<text:tab/>6</text:a></text:p>
          <text:p text:style-name="P3"><text:a xlink:type="simple" xlink:href="#__RefHeading___Toc126_3699051073" text:style-name="Index_20_Link" text:visited-style-name="Index_20_Link">3.1 Konfiguracja klastra<text:tab/>6</text:a></text:p>
          <text:p text:style-name="P3"><text:a xlink:type="simple" xlink:href="#__RefHeading___Toc128_3699051073" text:style-name="Index_20_Link" text:visited-style-name="Index_20_Link">3.2 Wdrożenie<text:tab/>6</text:a></text:p>
          <text:p text:style-name="P3"><text:a xlink:type="simple" xlink:href="#__RefHeading___Toc130_3699051073" text:style-name="Index_20_Link" text:visited-style-name="Index_20_Link">3.3 Konfiguracja Docker i Docker compose<text:tab/>6</text:a></text:p>
          <text:p text:style-name="P3"><text:a xlink:type="simple" xlink:href="#__RefHeading___Toc132_3699051073" text:style-name="Index_20_Link" text:visited-style-name="Index_20_Link">3.4 Testy<text:tab/>6</text:a></text:p>
          <text:p text:style-name="P4"><text:a xlink:type="simple" xlink:href="#__RefHeading___Toc134_3699051073" text:style-name="Index_20_Link" text:visited-style-name="Index_20_Link">4 Rozproszenie geograficzne<text:tab/>7</text:a></text:p>
          <text:p text:style-name="P3"><text:a xlink:type="simple" xlink:href="#__RefHeading___Toc136_3699051073" text:style-name="Index_20_Link" text:visited-style-name="Index_20_Link">4.1 Wdrożenie<text:tab/>7</text:a></text:p>
          <text:p text:style-name="P3"><text:a xlink:type="simple" xlink:href="#__RefHeading___Toc138_3699051073" text:style-name="Index_20_Link" text:visited-style-name="Index_20_Link">4.2 Konfiguracja Docker i Docker compose<text:tab/>7</text:a></text:p>
          <text:p text:style-name="P3"><text:a xlink:type="simple" xlink:href="#__RefHeading___Toc140_3699051073" text:style-name="Index_20_Link" text:visited-style-name="Index_20_Link">4.3 Testy<text:tab/>7</text:a></text:p>
          <text:p text:style-name="P4"><text:a xlink:type="simple" xlink:href="#__RefHeading___Toc142_3699051073" text:style-name="Index_20_Link" text:visited-style-name="Index_20_Link">5 Wnioski<text:tab/>8</text:a></text:p>
          <text:p text:style-name="P4"><text:a xlink:type="simple" xlink:href="#__RefHeading___Toc144_3699051073" text:style-name="Index_20_Link" text:visited-style-name="Index_20_Link">6 Literatura<text:tab/>8</text:a></text:p>
          <text:p text:style-name="P4"><text:a xlink:type="simple" xlink:href="#__RefHeading___Toc146_3699051073" text:style-name="Index_20_Link" text:visited-style-name="Index_20_Link">7 Uwagi<text:tab/>8</text:a></text:p>
        </text:index-body>
      </text:table-of-content>
      <text:p text:style-name="P1"/>
      <text:h text:style-name="P33" text:outline-level="1"><text:bookmark-start text:name="__RefHeading___Toc108_3699051073"/>Analiza problemu<text:bookmark-end text:name="__RefHeading___Toc108_3699051073"/></text:h>
      <text:h text:style-name="P37" text:outline-level="2"><text:bookmark-start text:name="__RefHeading___Toc110_3699051073"/>Opis problemu do rozwiązania<text:bookmark-end text:name="__RefHeading___Toc110_3699051073"/></text:h>
      <text:p text:style-name="P5">Wymagania firmowe:</text:p>
      <text:list xml:id="list1834193220" text:style-name="L2">
        <text:list-item>
          <text:p text:style-name="P43">firma nie posiada swojej infrastruktury i zamierza korzystać z rozwiązań chmurowych</text:p>
        </text:list-item>
        <text:list-item>
          <text:p text:style-name="P43">wymogiem jest aby baza danych mogła pracować w klastrze, tak aby zapewnić wysoką niezawodność oraz zachować dostępność do danych mimo wyłączenia/awarii jednego z węzłów klastra - odporność na błędy</text:p>
        </text:list-item>
        <text:list-item>
          <text:p text:style-name="P43">firma przewiduje znacznie większą liczbę zapisów do bazy danych niż odczytów. Zapisy są praktycznie w trybie ciągłym, analiza danych odbywa się w cyklu tygodniowym/miesięcznym</text:p>
        </text:list-item>
        <text:list-item>
          <text:p text:style-name="P43">firma zamierza rozwijać się i stać się firmą globalną. Aplikacja powinna działać "sprawnie", dlatego też należy przewidzieć możliwość umieszczenia jej i jej bazy danych w kilku centrach chmurowych, tak aby była ona jak najbliżej końcowego użytkownika</text:p>
        </text:list-item>
        <text:list-item>
          <text:p text:style-name="P43">przewidywany jest także duży wzrost transakcji bazodanowych, więc system baz danych musi przewidywać skalowanie rozwiązania w trakcie cyklu życia aplikacji</text:p>
        </text:list-item>
      </text:list>
      <text:p text:style-name="P5">Informacje dodatkowe:</text:p>
      <text:p text:style-name="P5">Można sobie wyobrazić, że firma planuje zbudować:</text:p>
      <text:list xml:id="list3860492387" text:style-name="L3">
        <text:list-item>
          <text:p text:style-name="P44">system sprzedażowy i chce zapisywać wszystkie operacje wykonywane na towar<text:span text:style-name="T7">a</text:span>ch ze wszystkich swoich oddziałów na świecie</text:p>
        </text:list-item>
        <text:list-item>
          <text:p text:style-name="P44">system zakładów bookmacherskich, gdzie konieczne jest zbieranie i analiza danych/statystyk meczów z całego świata</text:p>
        </text:list-item>
        <text:list-item>
          <text:p text:style-name="P44">system zbierający i analizujący dane z urządzeń typu IoT, np. czujników monitorujących stan montowanych w pojazdach ciężarowych, osobowych, maszynach przemysłowych itd.</text:p>
        </text:list-item>
        <text:list-item>
          <text:p text:style-name="P44">zbierać informacje o warunkach pogodowych na świecie</text:p>
        </text:list-item>
      </text:list>
      <text:p text:style-name="P5">Podczas analizy rozwiązania przyjmij jedną z powyższych propozycji aplikacji, bądź zaproponuj rozwiązanie o podobnym charakterze. <text:span text:style-name="T1">M</text:span>usi <text:span text:style-name="T1">ono </text:span>zawierać kluczowe wymagania firmowe</text:p>
      <text:h text:style-name="P37" text:outline-level="2"><text:bookmark-start text:name="__RefHeading___Toc112_3699051073"/>Opis dużego zbioru danych testowych<text:bookmark-end text:name="__RefHeading___Toc112_3699051073"/></text:h>
      <text:p text:style-name="P15">Źródło danych, opis struktur danych.</text:p>
      <text:p text:style-name="P13">Wybrany zbiór danych testowych to cogodzinnie zbierane dane ze 122 stacji pogodowych w południowym regionie Brazylii <text:span text:style-name="T10">w latach 2000-2016</text:span>. Pochodzi z Narodowego Instytutu Meteorologicznego Brazylii (INMET).</text:p>
      <text:p text:style-name="P14"><text:span text:style-name="T9">Źródło: </text:span><text:a xlink:type="simple" xlink:href="https://www.kaggle.com/PROPPG-PPG/hourly-weather-surface-brazil-southeast-region" text:style-name="Internet_20_link" text:visited-style-name="Visited_20_Internet_20_Link"><text:span text:style-name="T9">https://www.kaggle.com/PROPPG-PPG/hourly-weather-surface-brazil-southeast-region</text:span></text:a></text:p>
      <text:h text:style-name="P37" text:outline-level="2"><text:bookmark-start text:name="__RefHeading___Toc114_3699051073"/><text:soft-page-break/>Analiza i wybór systemów baz danych<text:bookmark-end text:name="__RefHeading___Toc114_3699051073"/></text:h>
      <text:p text:style-name="P6">List<text:span text:style-name="T2">a</text:span> dostępnych systemów baz danych, które zostaną poddane analizie (minimum 3)</text:p>
      <text:list xml:id="list1358649197" text:style-name="L4">
        <text:list-item>
          <text:p text:style-name="P45">MongoDB</text:p>
        </text:list-item>
        <text:list-item>
          <text:p text:style-name="P45">Cassandra</text:p>
        </text:list-item>
        <text:list-item>
          <text:p text:style-name="P46">HBase</text:p>
        </text:list-item>
        <text:list-item>
          <text:p text:style-name="P47">Neo4j?</text:p>
        </text:list-item>
      </text:list>
      <text:p text:style-name="P6">Analiz<text:span text:style-name="T2">a</text:span> systemów baz danych pod kątem spełnienia wymagań: w pierwszej kolumnie wymagania co do aplikacji i systemu baz danych, w pierwszym wierszu analizowane systemy baz danych. Na przecięciach informację o tym czy dany system baz danych spełnia wymagania czy też nie, w jakim stopniu i czy przewidywane są jakieś problemy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 table:number-columns-repeated="2"/>
        <table:table-row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17">MongoDB</text:p>
          </table:table-cell>
          <table:table-cell table:style-name="Tabela1.A1" office:value-type="string">
            <text:p text:style-name="P17">Cassandra</text:p>
          </table:table-cell>
          <table:table-cell table:style-name="Tabela1.A1" office:value-type="string">
            <text:p text:style-name="P26">HBase</text:p>
          </table:table-cell>
          <table:table-cell table:style-name="Tabela1.E1" office:value-type="string">
            <text:p text:style-name="P51">Redis</text:p>
          </table:table-cell>
        </table:table-row>
        <table:table-row>
          <table:table-cell table:style-name="Tabela1.A2" office:value-type="string">
            <text:p text:style-name="P28">Model</text:p>
          </table:table-cell>
          <table:table-cell table:style-name="Tabela1.A2" office:value-type="string">
            <text:p text:style-name="P54">Zorientowany <text:span text:style-name="T15">na przechowywanie dokumentów</text:span></text:p>
          </table:table-cell>
          <table:table-cell table:style-name="Tabela1.A2" office:value-type="string">
            <text:p text:style-name="P54">Zorientowany kolumnowo</text:p>
          </table:table-cell>
          <table:table-cell table:style-name="Tabela1.A2" office:value-type="string">
            <text:p text:style-name="P54">Zorientowany kolumnowo</text:p>
          </table:table-cell>
          <table:table-cell table:style-name="Tabela1.E2" office:value-type="string">
            <text:p text:style-name="P55">Klucz-wartość</text:p>
          </table:table-cell>
        </table:table-row>
        <table:table-row>
          <table:table-cell table:style-name="Tabela1.A2" office:value-type="string">
            <text:p text:style-name="P28">API</text:p>
          </table:table-cell>
          <table:table-cell table:style-name="Tabela1.A2" office:value-type="string">
            <text:p text:style-name="P52">Zapytania <text:span text:style-name="T14">przy pomocy JSON</text:span></text:p>
          </table:table-cell>
          <table:table-cell table:style-name="Tabela1.A2" office:value-type="string">
            <text:p text:style-name="P29">J<text:span text:style-name="T13">a</text:span>va API, <text:span text:style-name="T16">Cassandra Query Lanugage</text:span></text:p>
          </table:table-cell>
          <table:table-cell table:style-name="Tabela1.A2" office:value-type="string">
            <text:p text:style-name="P29">Java API, RESTful HTTP API</text:p>
          </table:table-cell>
          <table:table-cell table:style-name="Tabela1.E2" office:value-type="string">
            <text:p text:style-name="P16">RESP - REdis Serialization Protocol </text:p>
          </table:table-cell>
        </table:table-row>
        <table:table-row>
          <table:table-cell table:style-name="Tabela1.A2" office:value-type="string">
            <text:p text:style-name="P18">Dostępność w razie awarii</text:p>
          </table:table-cell>
          <table:table-cell table:style-name="Tabela1.A2" office:value-type="string">
            <text:p text:style-name="P22">Jeśli master ulegnie awarii jego rolę przejmuję jeden ze slave’ów. Trwa to około 10-40 sekund, a przez ten czas zapisywanie do bazy jest niedostępne</text:p>
          </table:table-cell>
          <table:table-cell table:style-name="Tabela1.A2" office:value-type="string">
            <text:p text:style-name="P23">Model „multiple master” zapewnia odporność na awarię pojedynczych węzłów</text:p>
          </table:table-cell>
          <table:table-cell table:style-name="Tabela1.A2" office:value-type="string">
            <text:p text:style-name="P58">Architektura single master uniemożliwia zapis do bazy w przypadku awarii mastera.</text:p>
          </table:table-cell>
          <table:table-cell table:style-name="Tabela1.E2" office:value-type="string">
            <text:p text:style-name="P56">W przypadku awarii mastera wymagane jest ręczne wybranie nowej <text:span text:style-name="T18">instancji</text:span> <text:span text:style-name="T17">Awaria mastera uniemożliwia zapis do bazy</text:span></text:p>
          </table:table-cell>
        </table:table-row>
        <table:table-row>
          <table:table-cell table:style-name="Tabela1.A2" office:value-type="string">
            <text:p text:style-name="P19">Przystosowanie do dużej ilości zapisów</text:p>
          </table:table-cell>
          <table:table-cell table:style-name="Tabela1.A2" office:value-type="string">
            <text:p text:style-name="P24">W modelu „single master” tylko podstawowy węzeł przyjmuje zapisy, a pozostałe mogą obsługiwać tylko odczyty <text:span text:style-name="T8">co istotnie ogranicza skalowalność zapisu</text:span></text:p>
          </table:table-cell>
          <table:table-cell table:style-name="Tabela1.A2" office:value-type="string">
            <text:p text:style-name="P24">Zapisy może przyjmować którykolwiek z serwerów, a im jest ich więcej tym więcej zapisów może obsłużyć</text:p>
          </table:table-cell>
          <table:table-cell table:style-name="Tabela1.A2" office:value-type="string">
            <text:p text:style-name="P27">Podobnie jak Cassandra, ale tutaj log i cache nie są zapisywane jednocześnie, co czyni zapis <text:span text:style-name="T11">wolniejszym.</text:span></text:p>
          </table:table-cell>
          <table:table-cell table:style-name="Tabela1.E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20">Możliwość rozbudowy? (że umieścić bazy w kilku centrach)</text:p>
          </table:table-cell>
          <table:table-cell table:style-name="Tabela1.A2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  <table:table-cell table:style-name="Tabela1.A2" office:value-type="string">
            <text:p text:style-name="P25">Każdy węzeł jest identyczny</text:p>
          </table:table-cell>
          <table:table-cell table:style-name="Tabela1.A2" office:value-type="string">
            <text:p text:style-name="P16"/>
          </table:table-cell>
          <table:table-cell table:style-name="Tabela1.E2" office:value-type="string">
            <text:p text:style-name="P16"/>
          </table:table-cell>
        </table:table-row>
        <text:soft-page-break/>
        <table:table-row>
          <table:table-cell table:style-name="Tabela1.A2" office:value-type="string">
            <text:p text:style-name="P21">Skalowalność <text:span text:style-name="T12">dostępności</text:span>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31">Dostawienie serwera pozwala na lepszą dostępność do bazy</text:p>
          </table:table-cell>
          <table:table-cell table:style-name="Tabela1.A2" office:value-type="string">
            <text:p text:style-name="P16"/>
          </table:table-cell>
          <table:table-cell table:style-name="Tabela1.E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29">Spójność</text:p>
          </table:table-cell>
          <table:table-cell table:style-name="Tabela1.A2" office:value-type="string">
            <text:p text:style-name="P59">Domyślnie ciągła, w przypadku <text:s/>umożliwienia <text:s/>odczytu ze slave’ów ewentualna</text:p>
          </table:table-cell>
          <table:table-cell table:style-name="Tabela1.A2" office:value-type="string">
            <text:p text:style-name="P60">Ewentualna</text:p>
          </table:table-cell>
          <table:table-cell table:style-name="Tabela1.A2" office:value-type="string">
            <text:p text:style-name="P30">Ciągła</text:p>
          </table:table-cell>
          <table:table-cell table:style-name="Tabela1.E2" office:value-type="string">
            <text:p text:style-name="P61">Ciągła</text:p>
          </table:table-cell>
        </table:table-row>
        <table:table-row>
          <table:table-cell table:style-name="Tabela1.A2" office:value-type="string">
            <text:p text:style-name="P31">Twierdzenie CAP (Consistency, Availability, Partition Tolerance)</text:p>
          </table:table-cell>
          <table:table-cell table:style-name="Tabela1.A2" office:value-type="string">
            <text:p text:style-name="P31">CP</text:p>
          </table:table-cell>
          <table:table-cell table:style-name="Tabela1.A2" office:value-type="string">
            <text:p text:style-name="P31">AP</text:p>
          </table:table-cell>
          <table:table-cell table:style-name="Tabela1.A2" office:value-type="string">
            <text:p text:style-name="P31">CP</text:p>
          </table:table-cell>
          <table:table-cell table:style-name="Tabela1.E2" office:value-type="string">
            <text:p text:style-name="P53">CP</text:p>
          </table:table-cell>
        </table:table-row>
      </table:table>
      <text:p text:style-name="P6"/>
      <text:p text:style-name="P6">Uzasadnienie wyboru systemu baz danych</text:p>
      <text:p text:style-name="P12">Cassandra, bo powody.</text:p>
      <text:h text:style-name="P34" text:outline-level="1"><text:bookmark-start text:name="__RefHeading___Toc116_3699051073"/>Prototyp<text:bookmark-end text:name="__RefHeading___Toc116_3699051073"/></text:h>
      <text:h text:style-name="P38" text:outline-level="2"><text:bookmark-start text:name="__RefHeading___Toc118_3699051073"/>Prototyp systemu<text:bookmark-end text:name="__RefHeading___Toc118_3699051073"/></text:h>
      <text:p text:style-name="Text_20_body">Po wybraniu systemu baz danych, należy przygotować prototyp systemu. Firma zakłada, że dostęp do bazy danych powinien odbywać się po standardowym RESTful API, tak aby mogły z nim komunikować się różnego typu aplikacje klienckie albo urządzenia.</text:p>
      <text:list xml:id="list544333420" text:style-name="L5">
        <text:list-item>
          <text:p text:style-name="P48">Dokładny opis metod RESTful API wymaganych do działania systemu </text:p>
        </text:list-item>
        <text:list-item>
          <text:p text:style-name="P48">Opis wybranej technologii implementacji RESTful API, wraz z informacją o chmurze obliczeniowej, w której rozwiązanie docelowo może zostasć umieszczone. Chmura musi dawać możliwość dystrybucji geograficznej aplikacji i systemu baz danych, tak by RESTful API znajdowało się "możliwie blisko" klienta. </text:p>
        </text:list-item>
      </text:list>
      <text:p text:style-name="P7">Przygotuj bazę danych. <text:span text:style-name="T3">Opis środowiska do zarządzania bazą danych</text:span></text:p>
      <text:p text:style-name="P7"><text:span text:style-name="T3">P</text:span>rocedur<text:span text:style-name="T3">a</text:span> instalacji systemu baz danych, skrypt tworzący bazę danych i jej konfigurację</text:p>
      <text:h text:style-name="P39" text:outline-level="2"><text:bookmark-start text:name="__RefHeading___Toc120_3699051073"/>Implementacja RESTful API<text:bookmark-end text:name="__RefHeading___Toc120_3699051073"/></text:h>
      <text:p text:style-name="P8">Środowisko deweloperskie, narzędzia, język programowania</text:p>
      <text:p text:style-name="Text_20_body"><text:span text:style-name="T3">W</text:span>stępn<text:span text:style-name="T3">a</text:span> implementacj<text:span text:style-name="T3">a</text:span> R<text:span text:style-name="T3">ESTful</text:span> API, tak aby móc wykonywać podstawowe operacje CRUD na bazie danych</text:p>
      <text:p text:style-name="P8">Listing z podstawowych elementów implementacyjnych</text:p>
      <text:p text:style-name="P8">Wykorzystane sterowniki</text:p>
      <text:p text:style-name="P8">Parametry połączenia do bazy danych</text:p>
      <text:h text:style-name="P39" text:outline-level="2"><text:bookmark-start text:name="__RefHeading___Toc122_3699051073"/>Środowisko testowe i testy<text:bookmark-end text:name="__RefHeading___Toc122_3699051073"/></text:h>
      <text:p text:style-name="P7">Przygotuj prosty test obciążeniowy bazy danych poprzez <text:span text:style-name="T3">RESTful API bądź inne dostępne narzędzie. </text:span></text:p>
      <text:p text:style-name="P7"><text:span text:style-name="T3">Opis </text:span>wykorzystane<text:span text:style-name="T3">go</text:span> do tego celu <text:span text:style-name="T3">narzędzia</text:span> oraz konfiguracj<text:span text:style-name="T3">a</text:span> testu. <text:span text:style-name="T3">Powinny być przetestowane wszystkie operacje CRUD.</text:span></text:p>
      <text:p text:style-name="P8">Wyniki testów ich analiza i wnioski. Jeżeli testy wykonywane są przez RESTful API, rozdziel czasy obsługi żądań po stronie serwera i po stronie bazy danych</text:p>
      <text:p text:style-name="P8"/>
      <text:h text:style-name="P35" text:outline-level="1"><text:bookmark-start text:name="__RefHeading___Toc124_3699051073"/>Skalowanie rozwiązania<text:bookmark-end text:name="__RefHeading___Toc124_3699051073"/></text:h>
      <text:h text:style-name="P39" text:outline-level="2"><text:bookmark-start text:name="__RefHeading___Toc126_3699051073"/>Konfiguracja klastra<text:bookmark-end text:name="__RefHeading___Toc126_3699051073"/></text:h>
      <text:p text:style-name="P7">Zgodnie z wymaganiami, system baz danych musi być skalowalny i zapewniać dużą niezawodność pracy. Przygotuj konfigurację klastra w taki sposób, aby zwiększyć jego wydajność względem pojedynczego systemu baz danych. Minimalna liczba węzłów klastra powinna wynosić 2. Zaleca się sprawdzenie także zachowania systemu dla większej liczby węzłów.</text:p>
      <text:p text:style-name="P7">Konfiguracja klastra powinna także uwzględniać możliwą redundancję danych w nim zgromadzonych, tak aby w przypadku "awarii" system działał dalej prawidłowo. Przygotuj procedurę związaną z przywróceniem systemu do pełnego działania po awarii. Oceń skutki awarii poszczególnych elementów systemu na jego działanie. Wyróżnij elementy krytyczne, które uniemożliwią jego działanie.</text:p>
      <text:h text:style-name="P40" text:outline-level="2"><text:bookmark-start text:name="__RefHeading___Toc128_3699051073"/>Wdrożenie<text:bookmark-end text:name="__RefHeading___Toc128_3699051073"/></text:h>
      <text:p text:style-name="P9">Diagramy wdrożeniowe systemu z opisem wymagań</text:p>
      <text:h text:style-name="P41" text:outline-level="2"><text:bookmark-start text:name="__RefHeading___Toc130_3699051073"/>Konfiguracja Docker i Docker compose<text:bookmark-end text:name="__RefHeading___Toc130_3699051073"/></text:h>
      <text:p text:style-name="P10">Do przygotowania środowiska zaleca się wykorzystanie obrazów Dockerowych, zarówno dla systemu baz danych jak i dla aplikacji ReST API. </text:p>
      <text:p text:style-name="P10"><text:span text:style-name="T4">K</text:span>onfiguracj<text:span text:style-name="T4">a</text:span> dla poszczególnych obrazów, wraz z <text:span text:style-name="T4">ich modyfikacjami</text:span>. <text:span text:style-name="T4">W</text:span>ykorzystać Docker <text:span text:style-name="T4">c</text:span>ompose, który zestawi <text:span text:style-name="T4">cały system</text:span>.</text:p>
      <text:p text:style-name="P9"><text:span text:style-name="T4">UWAGA! </text:span>Jeżeli uda się stworzyć klaster Kubernetes/Docker/Grafana/Prometheus i udostępnić go na zajęcia, to będzie to docelowa platforma uruchomieniowa. Problemem mogą być niestety kwestie bezpieczeństwa. Na razie trwają nad tym prace.</text:p>
      <text:h text:style-name="P42" text:outline-level="2"><text:bookmark-start text:name="__RefHeading___Toc132_3699051073"/>Testy<text:bookmark-end text:name="__RefHeading___Toc132_3699051073"/></text:h>
      <text:p text:style-name="P7">Wykonać test operacji CRUD dla klastra na podobnej zasadzie jak dla pojedynczego węzła. Umieść wyniki testów i porównaj z wcześniejszymi wynikami.</text:p>
      <text:h text:style-name="P36" text:outline-level="1"><text:bookmark-start text:name="__RefHeading___Toc134_3699051073"/>Rozproszenie geograficzne<text:bookmark-end text:name="__RefHeading___Toc134_3699051073"/></text:h>
      <text:h text:style-name="P40" text:outline-level="2"><text:bookmark-start text:name="__RefHeading___Toc136_3699051073"/>Wdrożenie<text:bookmark-end text:name="__RefHeading___Toc136_3699051073"/></text:h>
      <text:p text:style-name="P9">Diagramy wdrożeniowe systemu wraz z opisem wymagań</text:p>
      <text:p text:style-name="P10">Wstępnym założeniem systemu była możliwość jego rozproszenia geograficznego, np. poprzez umieszczenie elementów w chmurze. Oznacza to, że baza danych i aplikacja R<text:span text:style-name="T5">E</text:span>ST<text:span text:style-name="T5">ful</text:span> API będą znajdowały się w różnych lokalizacjach.</text:p>
      <text:h text:style-name="P40" text:outline-level="2"><text:bookmark-start text:name="__RefHeading___Toc138_3699051073"/>Konfiguracja Docker i Docker compose<text:bookmark-end text:name="__RefHeading___Toc138_3699051073"/></text:h>
      <text:p text:style-name="P9">Jeżeli uda się wdrożyć Kubernetes, wymagana będzie konfiguracja dla tej platformy.</text:p>
      <text:p text:style-name="P10">Zbuduj <text:span text:style-name="T5">system w taki sposób aby:</text:span></text:p>
      <text:list xml:id="list2491288529" text:style-name="L6">
        <text:list-item>
          <text:p text:style-name="P49">klaster bazodanowy był rozdystrybuowany na dwa centra danych</text:p>
        </text:list-item>
        <text:list-item>
          <text:p text:style-name="P49">centra danych zapewniały spójność i zgodność danych</text:p>
        </text:list-item>
        <text:list-item>
          <text:p text:style-name="P49">były dostępne dwie instancje aplikacji REStful API, każda z nich skonfigurowana na swoje centrum danych</text:p>
        </text:list-item>
      </text:list>
      <text:p text:style-name="P10">Oce<text:span text:style-name="T5">na</text:span> czy przy takiej organizacji systemu jest w ogóle możliwe zachowanie spójności danych. <text:span text:style-name="T5">Jak parametry konfiguracyjne systemu baz danych wpływają na zachowanie się systemu.</text:span></text:p>
      <text:p text:style-name="P10"><text:span text:style-name="T5">Opis </text:span>problem<text:span text:style-name="T5">ów i zjawisk które</text:span> mogą występować <text:span text:style-name="T5">w zależności od konfiguracji</text:span>.</text:p>
      <text:p text:style-name="P9">Przeciwdziałanie niepożądanym zjawiskom.</text:p>
      <text:h text:style-name="P40" text:outline-level="2"><text:bookmark-start text:name="__RefHeading___Toc140_3699051073"/>Testy<text:bookmark-end text:name="__RefHeading___Toc140_3699051073"/></text:h>
      <text:p text:style-name="P10"><text:span text:style-name="T5">T</text:span>esty <text:span text:style-name="T5">dla dwóch niezależnych </text:span>klientów, z których każdy wykonuje operacje na "swoim" centrum danych. Porównaj wyniki z wcześniej uzyskanymi</text:p>
      <text:h text:style-name="P36" text:outline-level="1"><text:bookmark-start text:name="__RefHeading___Toc142_3699051073"/>Wnioski<text:bookmark-end text:name="__RefHeading___Toc142_3699051073"/></text:h>
      <text:p text:style-name="P9">Oceń, czy początkowy wybór systemu baz danych był słuszny. Czy spełnił on stawiane mu wymagania</text:p>
      <text:p text:style-name="P9">Czy po wykonaniu projektu, dokonałbyś innego wyboru systemu baz danych</text:p>
      <text:p text:style-name="P9">Porównaj swój wybór z możliwościami dostępnych systemów chmurowych i rozwiązań w nich stosowanych</text:p>
      <text:h text:style-name="P32" text:outline-level="1"><text:bookmark-start text:name="__RefHeading___Toc144_3699051073"/>Literatura<text:bookmark-end text:name="__RefHeading___Toc144_3699051073"/></text:h>
      <text:p text:style-name="P11">Spis literatury w poprawnym formacie bibliograficznym. Jeżeli nie wiesz jak jest, znajdź stosowną informację na stronie BG PŁ</text:p>
      <text:h text:style-name="P32" text:outline-level="1"><text:bookmark-start text:name="__RefHeading___Toc146_3699051073"/>Uwagi<text:bookmark-end text:name="__RefHeading___Toc146_3699051073"/></text:h>
      <text:list xml:id="list3909305798" text:style-name="L7">
        <text:list-item>
          <text:p text:style-name="P50">Pod rysunkami i listingami w sprawozdaniu umieść numerowane podpisy</text:p>
        </text:list-item>
        <text:list-item>
          <text:p text:style-name="P50">W treści pracy stosuj dodawanie referencji do numerowanych elementów, nie pisz poniżej/powyżej, w kolejnym rozdziale itd.</text:p>
        </text:list-item>
        <text:list-item>
          <text:p text:style-name="P50">W treści pracy umieść referencje do literatury z której korzystasz np. przy analizie systemów baz danych</text:p>
        </text:list-item>
        <text:list-item>
          <text:p text:style-name="P50">Przed konwersją do PDF i umieszczeniem sprawozdania na platformie, zaktualizuj spis treśc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atang" style:font-family-asian="Batang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6:51:55.488000000</meta:creation-date>
    <dc:date>2019-03-18T16:10:34.809000000</dc:date>
    <meta:editing-duration>PT2H32M18S</meta:editing-duration>
    <meta:editing-cycles>47</meta:editing-cycles>
    <meta:generator>LibreOffice/6.1.3.2$Windows_X86_64 LibreOffice_project/86daf60bf00efa86ad547e59e09d6bb77c699acb</meta:generator>
    <meta:document-statistic meta:table-count="1" meta:image-count="0" meta:object-count="0" meta:page-count="9" meta:paragraph-count="149" meta:word-count="1346" meta:character-count="9529" meta:non-whitespace-character-count="8371"/>
  </office:meta>
</office:document-meta>
</file>